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Preformatted_20_Text">
      <style:paragraph-properties style:writing-mode="lr-tb"/>
    </style:style>
    <style:style style:name="P32" style:family="paragraph" style:parent-style-name="Preformatted_20_Text">
      <style:paragraph-properties fo:margin-top="0cm" fo:margin-bottom="0.499cm" loext:contextual-spacing="false" style:writing-mode="lr-tb"/>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5" text:outline-level="5">You said:</text:h>
      <text:p text:style-name="Text_20_body">encapsulation gettersc seeters and accesing </text:p>
      <text:h text:style-name="Heading_20_6" text:outline-level="6">ChatGPT said:</text:h>
      <text:p text:style-name="Text_20_body">Encapsulation is one of the four fundamental Object-Oriented Programming (OOP) principles, along with inheritance, polymorphism, and abstraction. It refers to the concept of bundling the data (variables) and methods (functions) that operate on the data into a single unit or class. Additionally, encapsulation involves controlling the access to the internal state of an object.</text:p>
      <text:h text:style-name="Heading_20_3" text:outline-level="3">Getters and Setters</text:h>
      <text:p text:style-name="Text_20_body">In encapsulation, <text:span text:style-name="Strong_20_Emphasis">getters</text:span> and <text:span text:style-name="Strong_20_Emphasis">setters</text:span> are methods used to access (get) and modify (set) the value of an object's private variables. This allows you to control how the data is accessed or modified, ensuring that the internal state of the object is protected from unintended changes.</text:p>
      <text:list xml:id="list3309795267" text:style-name="L1">
        <text:list-item>
          <text:p text:style-name="P1"><text:span text:style-name="Strong_20_Emphasis">Getters</text:span>: Methods that retrieve the value of a private variable.</text:p>
        </text:list-item>
        <text:list-item>
          <text:p text:style-name="P1"><text:span text:style-name="Strong_20_Emphasis">Setters</text:span>: Methods that set or modify the value of a private variable.</text:p>
        </text:list-item>
      </text:list>
      <text:p text:style-name="Text_20_body">In many object-oriented programming languages like Java, Python, or C#, we use getter and setter methods to encapsulate the data. These methods provide controlled access to the private variables.</text:p>
      <text:h text:style-name="Heading_20_3" text:outline-level="3">Example in Java:</text:h>
      <text:p text:style-name="Preformatted_20_Text">java</text:p>
      <text:p text:style-name="Preformatted_20_Text">Copy</text:p>
      <text:p text:style-name="P31"><text:span text:style-name="Source_20_Text">public class Person {</text:span></text:p>
      <text:p text:style-name="P31"><text:span text:style-name="Source_20_Text"><text:s text:c="4"/>// Private variables (encapsulated)</text:span></text:p>
      <text:p text:style-name="P31"><text:span text:style-name="Source_20_Text"><text:s text:c="4"/>private String name;</text:span></text:p>
      <text:p text:style-name="P31"><text:span text:style-name="Source_20_Text"><text:s text:c="4"/>private int age;</text:span></text:p>
      <text:p text:style-name="P31"/>
      <text:p text:style-name="P31"><text:span text:style-name="Source_20_Text"><text:s text:c="4"/>// Getter for name</text:span></text:p>
      <text:p text:style-name="P31"><text:span text:style-name="Source_20_Text"><text:s text:c="4"/>public String getName() {</text:span></text:p>
      <text:p text:style-name="P31"><text:span text:style-name="Source_20_Text"><text:s text:c="8"/>return name;</text:span></text:p>
      <text:p text:style-name="P31"><text:span text:style-name="Source_20_Text"><text:s text:c="4"/>}</text:span></text:p>
      <text:p text:style-name="P31"/>
      <text:p text:style-name="P31"><text:span text:style-name="Source_20_Text"><text:s text:c="4"/>// Setter for name</text:span></text:p>
      <text:p text:style-name="P31"><text:span text:style-name="Source_20_Text"><text:s text:c="4"/>public void setName(String name) {</text:span></text:p>
      <text:p text:style-name="P31"><text:span text:style-name="Source_20_Text"><text:s text:c="8"/>this.name = name;</text:span></text:p>
      <text:p text:style-name="P31"><text:span text:style-name="Source_20_Text"><text:s text:c="4"/>}</text:span></text:p>
      <text:p text:style-name="P31"/>
      <text:p text:style-name="P31"><text:span text:style-name="Source_20_Text"><text:s text:c="4"/>// Getter for age</text:span></text:p>
      <text:p text:style-name="P31"><text:span text:style-name="Source_20_Text"><text:s text:c="4"/>public int getAge() {</text:span></text:p>
      <text:p text:style-name="P31"><text:span text:style-name="Source_20_Text"><text:s text:c="8"/>return age;</text:span></text:p>
      <text:p text:style-name="P31"><text:span text:style-name="Source_20_Text"><text:s text:c="4"/>}</text:span></text:p>
      <text:p text:style-name="P31"/>
      <text:p text:style-name="P31"><text:span text:style-name="Source_20_Text"><text:s text:c="4"/>// Setter for age</text:span></text:p>
      <text:p text:style-name="P31"><text:span text:style-name="Source_20_Text"><text:s text:c="4"/>public void setAge(int age) {</text:span></text:p>
      <text:p text:style-name="P31"><text:span text:style-name="Source_20_Text"><text:s text:c="8"/>if (age &gt; 0) { <text:s/>// Validating age to ensure it is positive</text:span></text:p>
      <text:p text:style-name="P31"><text:span text:style-name="Source_20_Text"><text:s text:c="12"/>this.age = age;</text:span></text:p>
      <text:p text:style-name="P31"><text:span text:style-name="Source_20_Text"><text:s text:c="8"/>} else {</text:span></text:p>
      <text:p text:style-name="P31"><text:span text:style-name="Source_20_Text"><text:s text:c="12"/>System.out.println("Age must be positive.");</text:span></text:p>
      <text:p text:style-name="P31"><text:span text:style-name="Source_20_Text"><text:s text:c="8"/>}</text:span></text:p>
      <text:p text:style-name="P31"><text:span text:style-name="Source_20_Text"><text:s text:c="4"/>}</text:span></text:p>
      <text:p text:style-name="P32"><text:span text:style-name="Source_20_Text">}</text:span></text:p>
      <text:h text:style-name="Heading_20_3" text:outline-level="3"><text:soft-page-break/>How Access is Managed:</text:h>
      <text:list xml:id="list1526099335" text:style-name="L2">
        <text:list-item>
          <text:p text:style-name="P2"><text:span text:style-name="Strong_20_Emphasis">Private Variables</text:span>: The variables <text:span text:style-name="Source_20_Text">name</text:span> and <text:span text:style-name="Source_20_Text">age</text:span> are declared as private. This means they cannot be directly accessed or modified from outside the <text:span text:style-name="Source_20_Text">Person</text:span> class.</text:p>
        </text:list-item>
        <text:list-item>
          <text:p text:style-name="P2"><text:span text:style-name="Strong_20_Emphasis">Public Getters and Setters</text:span>: The getter (<text:span text:style-name="Source_20_Text">getName()</text:span>, <text:span text:style-name="Source_20_Text">getAge()</text:span>) and setter (<text:span text:style-name="Source_20_Text">setName()</text:span>, <text:span text:style-name="Source_20_Text">setAge()</text:span>) methods allow controlled access to these private variables.</text:p>
        </text:list-item>
      </text:list>
      <text:h text:style-name="Heading_20_3" text:outline-level="3">Example of Accessing Getters and Setters:</text:h>
      <text:p text:style-name="Preformatted_20_Text">java</text:p>
      <text:p text:style-name="Preformatted_20_Text">Copy</text:p>
      <text:p text:style-name="P31"><text:span text:style-name="Source_20_Text">public class Main {</text:span></text:p>
      <text:p text:style-name="P31"><text:span text:style-name="Source_20_Text"><text:s text:c="4"/>public static void main(String[] args) {</text:span></text:p>
      <text:p text:style-name="P31"><text:span text:style-name="Source_20_Text"><text:s text:c="8"/>Person person = new Person();</text:span></text:p>
      <text:p text:style-name="P31"/>
      <text:p text:style-name="P31"><text:span text:style-name="Source_20_Text"><text:s text:c="8"/>// Setting values through setters</text:span></text:p>
      <text:p text:style-name="P31"><text:span text:style-name="Source_20_Text"><text:s text:c="8"/>person.setName("John Doe");</text:span></text:p>
      <text:p text:style-name="P31"><text:span text:style-name="Source_20_Text"><text:s text:c="8"/>person.setAge(30);</text:span></text:p>
      <text:p text:style-name="P31"/>
      <text:p text:style-name="P31"><text:span text:style-name="Source_20_Text"><text:s text:c="8"/>// Getting values through getters</text:span></text:p>
      <text:p text:style-name="P31"><text:span text:style-name="Source_20_Text"><text:s text:c="8"/>System.out.println("Name: " + person.getName());</text:span></text:p>
      <text:p text:style-name="P31"><text:span text:style-name="Source_20_Text"><text:s text:c="8"/>System.out.println("Age: " + person.getAge());</text:span></text:p>
      <text:p text:style-name="P31"><text:span text:style-name="Source_20_Text"><text:s text:c="4"/>}</text:span></text:p>
      <text:p text:style-name="P32"><text:span text:style-name="Source_20_Text">}</text:span></text:p>
      <text:p text:style-name="Text_20_body">In this example:</text:p>
      <text:list xml:id="list1930064541" text:style-name="L3">
        <text:list-item>
          <text:p text:style-name="P3"><text:span text:style-name="Source_20_Text">setName()</text:span> sets the name of the person.</text:p>
        </text:list-item>
        <text:list-item>
          <text:p text:style-name="P3"><text:span text:style-name="Source_20_Text">setAge()</text:span> sets the age of the person, with a validation to make sure it's positive.</text:p>
        </text:list-item>
        <text:list-item>
          <text:p text:style-name="P3"><text:span text:style-name="Source_20_Text">getName()</text:span> and <text:span text:style-name="Source_20_Text">getAge()</text:span> retrieve the current values of the name and age.</text:p>
        </text:list-item>
      </text:list>
      <text:h text:style-name="Heading_20_3" text:outline-level="3">Benefits of Encapsulation:</text:h>
      <text:list xml:id="list1887426788" text:style-name="L4">
        <text:list-item>
          <text:p text:style-name="P4"><text:span text:style-name="Strong_20_Emphasis">Control</text:span>: Setters and getters can provide validation before setting or getting data, ensuring that the internal state remains consistent and correct.</text:p>
        </text:list-item>
        <text:list-item>
          <text:p text:style-name="P4"><text:span text:style-name="Strong_20_Emphasis">Security</text:span>: By keeping variables private and controlling access through methods, you can prevent unauthorized or unintended modification of the data.</text:p>
        </text:list-item>
        <text:list-item>
          <text:p text:style-name="P4"><text:span text:style-name="Strong_20_Emphasis">Flexibility</text:span>: The internal implementation can be changed without affecting the outside code, as the external code interacts only with the public getter and setter methods.</text:p>
        </text:list-item>
      </text:list>
      <text:p text:style-name="Text_20_body">Would you like more specific examples or explanations on how encapsulation works in another programming language?</text:p>
      <text:h text:style-name="Heading_20_5" text:outline-level="5">You said:</text:h>
      <text:p text:style-name="Text_20_body">public class Person { // Private variables (encapsulated) private String name; private int age; // Getter for name public String getName() { return name; } // Setter for name public void setName(String name) { this.name = name; } // Getter for age public int getAge() { return age; } // Setter for age public void setAge(int age) { if (age &gt; 0) { // Validating age to ensure it is positive this.age = age; } else { System.out.println("Age must be positive."); } } } give example in python</text:p>
      <text:h text:style-name="Heading_20_6" text:outline-level="6"><text:soft-page-break/>ChatGPT said:</text:h>
      <text:p text:style-name="Text_20_body">Sure! Here's how you can write the same <text:span text:style-name="Source_20_Text">Person</text:span> class in Python using encapsulation with getters and setters:</text:p>
      <text:h text:style-name="Heading_20_3" text:outline-level="3">Python Example:</text:h>
      <text:p text:style-name="Preformatted_20_Text">python</text:p>
      <text:p text:style-name="Preformatted_20_Text">Copy</text:p>
      <text:p text:style-name="P31"><text:span text:style-name="Source_20_Text">class Person:</text:span></text:p>
      <text:p text:style-name="P31"><text:span text:style-name="Source_20_Text"><text:s text:c="4"/>def __init__(self, name=None, age=None):</text:span></text:p>
      <text:p text:style-name="P31"><text:span text:style-name="Source_20_Text"><text:s text:c="8"/>self._name = name</text:span></text:p>
      <text:p text:style-name="P31"><text:span text:style-name="Source_20_Text"><text:s text:c="8"/>self._age = age</text:span></text:p>
      <text:p text:style-name="P31"/>
      <text:p text:style-name="P31"><text:span text:style-name="Source_20_Text"><text:s text:c="4"/># Getter for name</text:span></text:p>
      <text:p text:style-name="P31"><text:span text:style-name="Source_20_Text"><text:s text:c="4"/>@property</text:span></text:p>
      <text:p text:style-name="P31"><text:span text:style-name="Source_20_Text"><text:s text:c="4"/>def name(self):</text:span></text:p>
      <text:p text:style-name="P31"><text:span text:style-name="Source_20_Text"><text:s text:c="8"/>return self._name</text:span></text:p>
      <text:p text:style-name="P31"/>
      <text:p text:style-name="P31"><text:span text:style-name="Source_20_Text"><text:s text:c="4"/># Setter for name</text:span></text:p>
      <text:p text:style-name="P31"><text:span text:style-name="Source_20_Text"><text:s text:c="4"/>@name.setter</text:span></text:p>
      <text:p text:style-name="P31"><text:span text:style-name="Source_20_Text"><text:s text:c="4"/>def name(self, value):</text:span></text:p>
      <text:p text:style-name="P31"><text:span text:style-name="Source_20_Text"><text:s text:c="8"/>self._name = value</text:span></text:p>
      <text:p text:style-name="P31"/>
      <text:p text:style-name="P31"><text:span text:style-name="Source_20_Text"><text:s text:c="4"/># Getter for age</text:span></text:p>
      <text:p text:style-name="P31"><text:span text:style-name="Source_20_Text"><text:s text:c="4"/>@property</text:span></text:p>
      <text:p text:style-name="P31"><text:span text:style-name="Source_20_Text"><text:s text:c="4"/>def age(self):</text:span></text:p>
      <text:p text:style-name="P31"><text:span text:style-name="Source_20_Text"><text:s text:c="8"/>return self._age</text:span></text:p>
      <text:p text:style-name="P31"/>
      <text:p text:style-name="P31"><text:span text:style-name="Source_20_Text"><text:s text:c="4"/># Setter for age</text:span></text:p>
      <text:p text:style-name="P31"><text:span text:style-name="Source_20_Text"><text:s text:c="4"/>@age.setter</text:span></text:p>
      <text:p text:style-name="P31"><text:span text:style-name="Source_20_Text"><text:s text:c="4"/>def age(self, value):</text:span></text:p>
      <text:p text:style-name="P31"><text:span text:style-name="Source_20_Text"><text:s text:c="8"/>if value &gt; 0: <text:s/># Validating age to ensure it's positive</text:span></text:p>
      <text:p text:style-name="P31"><text:span text:style-name="Source_20_Text"><text:s text:c="12"/>self._age = value</text:span></text:p>
      <text:p text:style-name="P31"><text:span text:style-name="Source_20_Text"><text:s text:c="8"/>else:</text:span></text:p>
      <text:p text:style-name="P31"><text:span text:style-name="Source_20_Text"><text:s text:c="12"/>print("Age must be positive.")</text:span></text:p>
      <text:p text:style-name="P31"/>
      <text:p text:style-name="P31"><text:span text:style-name="Source_20_Text"># Example of using the class</text:span></text:p>
      <text:p text:style-name="P31"><text:span text:style-name="Source_20_Text">person = Person()</text:span></text:p>
      <text:p text:style-name="P31"/>
      <text:p text:style-name="P31"><text:span text:style-name="Source_20_Text"># Setting values through setters</text:span></text:p>
      <text:p text:style-name="P31"><text:span text:style-name="Source_20_Text">person.name = "John Doe"</text:span></text:p>
      <text:p text:style-name="P31"><text:span text:style-name="Source_20_Text">person.age = 30</text:span></text:p>
      <text:p text:style-name="P31"/>
      <text:p text:style-name="P31"><text:span text:style-name="Source_20_Text"># Getting values through getters</text:span></text:p>
      <text:p text:style-name="P31"><text:span text:style-name="Source_20_Text">print(f"Name: {person.name}")</text:span></text:p>
      <text:p text:style-name="P31"><text:span text:style-name="Source_20_Text">print(f"Age: {person.age}")</text:span></text:p>
      <text:p text:style-name="P31"/>
      <text:p text:style-name="P31"><text:span text:style-name="Source_20_Text"># Trying to set an invalid age</text:span></text:p>
      <text:p text:style-name="P32"><text:span text:style-name="Source_20_Text">person.age = -5 <text:s/># This will print "Age must be positive."</text:span></text:p>
      <text:h text:style-name="Heading_20_3" text:outline-level="3">Explanation:</text:h>
      <text:list xml:id="list3355690110" text:style-name="L5">
        <text:list-item>
          <text:p text:style-name="P5"><text:span text:style-name="Strong_20_Emphasis">Private variables</text:span>: In Python, private variables are not explicitly enforced, but by convention, an underscore (<text:span text:style-name="Source_20_Text">_</text:span>) is used to indicate that a variable is intended to be private (e.g., <text:span text:style-name="Source_20_Text">_name</text:span> and <text:span text:style-name="Source_20_Text">_age</text:span>).</text:p>
        </text:list-item>
        <text:list-item>
          <text:p text:style-name="P5"><text:span text:style-name="Strong_20_Emphasis">Getters and Setters</text:span>: In Python, the <text:span text:style-name="Source_20_Text">@property</text:span> decorator is used to define a getter, and the setter is defined using <text:span text:style-name="Source_20_Text">@&lt;property_name&gt;.setter</text:span>. This allows us to access and modify the private variables in a controlled way.</text:p>
        </text:list-item>
      </text:list>
      <text:h text:style-name="Heading_20_3" text:outline-level="3"><text:soft-page-break/>Output:</text:h>
      <text:p text:style-name="Preformatted_20_Text">makefile</text:p>
      <text:p text:style-name="Preformatted_20_Text">Copy</text:p>
      <text:p text:style-name="P31"><text:span text:style-name="Source_20_Text">Name: John Doe</text:span></text:p>
      <text:p text:style-name="P31"><text:span text:style-name="Source_20_Text">Age: 30</text:span></text:p>
      <text:p text:style-name="P32"><text:span text:style-name="Source_20_Text">Age must be positive.</text:span></text:p>
      <text:p text:style-name="Text_20_body">In this Python example, the <text:span text:style-name="Source_20_Text">Person</text:span> class has getters and setters for both <text:span text:style-name="Source_20_Text">name</text:span> and <text:span text:style-name="Source_20_Text">age</text:span>. The age setter ensures that only a positive value is set, and the name setter works without any validation.</text:p>
      <text:h text:style-name="Heading_20_5" text:outline-level="5">You said:</text:h>
      <text:p text:style-name="Text_20_body">ChatGPT said: Sure! Here's how you can write the same Person class in Python using encapsulation with getters and setters: Python Example: python Copy class Person: def __init__(self, name=None, age=None): self._name = name self._age = age # Getter for name @property def name(self): return self._name # Setter for name @name.setter def name(self, value): self._name = value # Getter for age @property def age(self): return self._age # Setter for age @age.setter def age(self, value): if value &gt; 0: # Validating age to ensure it's positive self._age = value else: print("Age must be positive.") # Example of using the class person = Person() # Setting values through setters person.name = "John Doe" person.age = 30 # Getting values through getters print(f"Name: {person.name}") print(f"Age: {person.age}") # Trying to set an invalid age person.age = -5 # This will print "Age must be positive." Explanation: Private variables: In Python, private variables are not explicitly enforced, but by convention, an underscore (_) is used to indicate that a variable is intended to be private (e.g., _name and _age). Getters and Setters: In Python, the @property decorator is used to define a getter, and the setter is defined using @&lt;property_name&gt;.setter. This allows us to access and modify the private variables in a controlled way. Output: makefile Copy Name: John Doe Age: 30 Age must be positive. In this Python example, the Person class has getters and setters for both name and age. The age setter ensures that only a positive value is set, and the name setter works without any validation. explain this intutivly</text:p>
      <text:h text:style-name="Heading_20_6" text:outline-level="6">ChatGPT said:</text:h>
      <text:p text:style-name="Text_20_body">Let's break it down intuitively:</text:p>
      <text:h text:style-name="Heading_20_3" text:outline-level="3">The Goal:</text:h>
      <text:p text:style-name="Text_20_body">You want to have a class that models a person, where the person's <text:span text:style-name="Source_20_Text">name</text:span> and <text:span text:style-name="Source_20_Text">age</text:span> are encapsulated. This means the values for <text:span text:style-name="Source_20_Text">name</text:span> and <text:span text:style-name="Source_20_Text">age</text:span> should not be directly modified from outside the class. Instead, we will use special functions (called <text:span text:style-name="Strong_20_Emphasis">getters</text:span> and <text:span text:style-name="Strong_20_Emphasis">setters</text:span>) to access and modify these values in a controlled way.</text:p>
      <text:h text:style-name="Heading_20_3" text:outline-level="3"><text:span text:style-name="Strong_20_Emphasis">The Class Setup:</text:span></text:h>
      <text:p text:style-name="Text_20_body">In Python, there’s no built-in way to make variables "private," but conventionally, we use an underscore (<text:span text:style-name="Source_20_Text">_</text:span>) to show that a variable should be treated as private. This is just a signal to other programmers, and the interpreter won’t enforce it. In our example, the <text:span text:style-name="Source_20_Text">name</text:span> and <text:span text:style-name="Source_20_Text">age</text:span> attributes are marked as <text:span text:style-name="Source_20_Text">_name</text:span> and <text:span text:style-name="Source_20_Text">_age</text:span> to indicate that they are meant to be private.</text:p>
      <text:h text:style-name="Heading_20_3" text:outline-level="3"><text:soft-page-break/><text:span text:style-name="Strong_20_Emphasis">Getters and Setters</text:span>:</text:h>
      <text:list xml:id="list1863781329" text:style-name="L6">
        <text:list-item>
          <text:p text:style-name="P6"><text:span text:style-name="Strong_20_Emphasis">Getter</text:span>: A getter is a function that retrieves the value of a private attribute. In Python, we use the <text:span text:style-name="Source_20_Text">@property</text:span> decorator to define a getter. The idea is that the getter function lets us read the value of the attribute, but we don't need to access it directly.</text:p>
        </text:list-item>
        <text:list-item>
          <text:p text:style-name="P6"><text:span text:style-name="Strong_20_Emphasis">Setter</text:span>: A setter is a function that sets the value of a private attribute. In Python, the setter function is defined using <text:span text:style-name="Source_20_Text">@&lt;property_name&gt;.setter</text:span>. This lets you control what value is assigned to the variable, and you can add rules or conditions (like making sure the age is positive) inside the setter.</text:p>
        </text:list-item>
      </text:list>
      <text:h text:style-name="Heading_20_3" text:outline-level="3"><text:span text:style-name="Strong_20_Emphasis">The Code Explained:</text:span></text:h>
      <text:p text:style-name="Preformatted_20_Text">python</text:p>
      <text:p text:style-name="Preformatted_20_Text">Copy</text:p>
      <text:p text:style-name="P31"><text:span text:style-name="Source_20_Text">class Person:</text:span></text:p>
      <text:p text:style-name="P31"><text:span text:style-name="Source_20_Text"><text:s text:c="4"/>def __init__(self, name=None, age=None):</text:span></text:p>
      <text:p text:style-name="P31"><text:span text:style-name="Source_20_Text"><text:s text:c="8"/>self._name = name <text:s/># Initialize the private _name variable</text:span></text:p>
      <text:p text:style-name="P32"><text:span text:style-name="Source_20_Text"><text:s text:c="8"/>self._age = age <text:s text:c="3"/># Initialize the private _age variable</text:span></text:p>
      <text:list xml:id="list1417704332" text:style-name="L7">
        <text:list-item>
          <text:p text:style-name="P7">The <text:span text:style-name="Source_20_Text">__init__</text:span> method is the constructor, which initializes the object with <text:span text:style-name="Source_20_Text">name</text:span> and <text:span text:style-name="Source_20_Text">age</text:span>. These values are stored in the private variables <text:span text:style-name="Source_20_Text">_name</text:span> and <text:span text:style-name="Source_20_Text">_age</text:span>.</text:p>
        </text:list-item>
      </text:list>
      <text:p text:style-name="Preformatted_20_Text">python</text:p>
      <text:p text:style-name="Preformatted_20_Text">Copy</text:p>
      <text:p text:style-name="P31"><text:span text:style-name="Source_20_Text"><text:s text:c="4"/># Getter for name</text:span></text:p>
      <text:p text:style-name="P31"><text:span text:style-name="Source_20_Text"><text:s text:c="4"/>@property</text:span></text:p>
      <text:p text:style-name="P31"><text:span text:style-name="Source_20_Text"><text:s text:c="4"/>def name(self):</text:span></text:p>
      <text:p text:style-name="P32"><text:span text:style-name="Source_20_Text"><text:s text:c="8"/>return self._name <text:s/># The getter just returns the private _name</text:span></text:p>
      <text:list xml:id="list3088459313" text:style-name="L8">
        <text:list-item>
          <text:p text:style-name="P8">The <text:span text:style-name="Source_20_Text">@property</text:span> decorator creates a getter method for <text:span text:style-name="Source_20_Text">name</text:span>. This allows us to get the value of <text:span text:style-name="Source_20_Text">name</text:span> like this: <text:span text:style-name="Source_20_Text">person.name</text:span>. The getter method simply returns the private <text:span text:style-name="Source_20_Text">_name</text:span> variable.</text:p>
        </text:list-item>
      </text:list>
      <text:p text:style-name="Preformatted_20_Text">python</text:p>
      <text:p text:style-name="Preformatted_20_Text">Copy</text:p>
      <text:p text:style-name="P31"><text:span text:style-name="Source_20_Text"><text:s text:c="4"/># Setter for name</text:span></text:p>
      <text:p text:style-name="P31"><text:span text:style-name="Source_20_Text"><text:s text:c="4"/>@name.setter</text:span></text:p>
      <text:p text:style-name="P31"><text:span text:style-name="Source_20_Text"><text:s text:c="4"/>def name(self, value):</text:span></text:p>
      <text:p text:style-name="P32"><text:span text:style-name="Source_20_Text"><text:s text:c="8"/>self._name = value <text:s/># The setter allows us to set the private _name</text:span></text:p>
      <text:list xml:id="list1762779388" text:style-name="L9">
        <text:list-item>
          <text:p text:style-name="P9">The <text:span text:style-name="Source_20_Text">@name.setter</text:span> decorator defines the setter for <text:span text:style-name="Source_20_Text">name</text:span>. This means we can assign a new value to <text:span text:style-name="Source_20_Text">name</text:span> like this: <text:span text:style-name="Source_20_Text">person.name = "John"</text:span>. The setter updates the private <text:span text:style-name="Source_20_Text">_name</text:span> variable with the new value.</text:p>
        </text:list-item>
      </text:list>
      <text:p text:style-name="Preformatted_20_Text">python</text:p>
      <text:p text:style-name="Preformatted_20_Text">Copy</text:p>
      <text:p text:style-name="P31"><text:span text:style-name="Source_20_Text"><text:s text:c="4"/># Getter for age</text:span></text:p>
      <text:p text:style-name="P31"><text:span text:style-name="Source_20_Text"><text:s text:c="4"/>@property</text:span></text:p>
      <text:p text:style-name="P31"><text:span text:style-name="Source_20_Text"><text:s text:c="4"/>def age(self):</text:span></text:p>
      <text:p text:style-name="P32"><text:span text:style-name="Source_20_Text"><text:s text:c="8"/>return self._age <text:s/># The getter just returns the private _age</text:span></text:p>
      <text:list xml:id="list1837144217" text:style-name="L10">
        <text:list-item>
          <text:p text:style-name="P10">Similarly, we have a getter for <text:span text:style-name="Source_20_Text">age</text:span> that returns the private <text:span text:style-name="Source_20_Text">_age</text:span>.</text:p>
        </text:list-item>
      </text:list>
      <text:p text:style-name="Preformatted_20_Text">python</text:p>
      <text:p text:style-name="Preformatted_20_Text">Copy</text:p>
      <text:p text:style-name="P31"><text:span text:style-name="Source_20_Text"><text:s text:c="4"/># Setter for age</text:span></text:p>
      <text:p text:style-name="P31"><text:soft-page-break/><text:span text:style-name="Source_20_Text"><text:s text:c="4"/>@age.setter</text:span></text:p>
      <text:p text:style-name="P31"><text:span text:style-name="Source_20_Text"><text:s text:c="4"/>def age(self, value):</text:span></text:p>
      <text:p text:style-name="P31"><text:span text:style-name="Source_20_Text"><text:s text:c="8"/>if value &gt; 0: <text:s/># Check if the age is positive before setting it</text:span></text:p>
      <text:p text:style-name="P31"><text:span text:style-name="Source_20_Text"><text:s text:c="12"/>self._age = value</text:span></text:p>
      <text:p text:style-name="P31"><text:span text:style-name="Source_20_Text"><text:s text:c="8"/>else:</text:span></text:p>
      <text:p text:style-name="P32"><text:span text:style-name="Source_20_Text"><text:s text:c="12"/>print("Age must be positive.") <text:s/># If age is negative, print an error</text:span></text:p>
      <text:list xml:id="list2802418599" text:style-name="L11">
        <text:list-item>
          <text:p text:style-name="P11">The <text:span text:style-name="Source_20_Text">@age.setter</text:span> decorator defines the setter for <text:span text:style-name="Source_20_Text">age</text:span>. Before allowing us to set the age, it checks if the value is positive. If it’s not, it prints an error message. This prevents us from setting an invalid age (e.g., -5). If the value is valid, it updates the private <text:span text:style-name="Source_20_Text">_age</text:span> variable.</text:p>
        </text:list-item>
      </text:list>
      <text:h text:style-name="Heading_20_3" text:outline-level="3"><text:span text:style-name="Strong_20_Emphasis">Using the Class</text:span>:</text:h>
      <text:p text:style-name="Text_20_body">Here’s how we use the <text:span text:style-name="Source_20_Text">Person</text:span> class:</text:p>
      <text:p text:style-name="Preformatted_20_Text">python</text:p>
      <text:p text:style-name="Preformatted_20_Text">Copy</text:p>
      <text:p text:style-name="P31"><text:span text:style-name="Source_20_Text">person = Person() <text:s/># Create a new Person object</text:span></text:p>
      <text:p text:style-name="P31"><text:span text:style-name="Source_20_Text">person.name = "John Doe" <text:s/># Set the name using the setter</text:span></text:p>
      <text:p text:style-name="P32"><text:span text:style-name="Source_20_Text">person.age = 30 <text:s/># Set the age using the setter</text:span></text:p>
      <text:list xml:id="list1414820293" text:style-name="L12">
        <text:list-item>
          <text:p text:style-name="P12">We create a new <text:span text:style-name="Source_20_Text">Person</text:span> object. Then we use the setters to assign values to <text:span text:style-name="Source_20_Text">name</text:span> and <text:span text:style-name="Source_20_Text">age</text:span>. The setter for <text:span text:style-name="Source_20_Text">name</text:span> simply assigns the value to <text:span text:style-name="Source_20_Text">_name</text:span>. The setter for <text:span text:style-name="Source_20_Text">age</text:span> checks if the value is positive and assigns it to <text:span text:style-name="Source_20_Text">_age</text:span> if valid.</text:p>
        </text:list-item>
      </text:list>
      <text:p text:style-name="Preformatted_20_Text">python</text:p>
      <text:p text:style-name="Preformatted_20_Text">Copy</text:p>
      <text:p text:style-name="P31"><text:span text:style-name="Source_20_Text">print(f"Name: {person.name}") <text:s/># Get the name using the getter</text:span></text:p>
      <text:p text:style-name="P32"><text:span text:style-name="Source_20_Text">print(f"Age: {person.age}") <text:s text:c="3"/># Get the age using the getter</text:span></text:p>
      <text:list xml:id="list2218367694" text:style-name="L13">
        <text:list-item>
          <text:p text:style-name="P13">We use the getters to retrieve the values of <text:span text:style-name="Source_20_Text">name</text:span> and <text:span text:style-name="Source_20_Text">age</text:span>. The getter for <text:span text:style-name="Source_20_Text">name</text:span> returns <text:span text:style-name="Source_20_Text">_name</text:span>, and the getter for <text:span text:style-name="Source_20_Text">age</text:span> returns <text:span text:style-name="Source_20_Text">_age</text:span>.</text:p>
        </text:list-item>
      </text:list>
      <text:p text:style-name="Preformatted_20_Text">python</text:p>
      <text:p text:style-name="Preformatted_20_Text">Copy</text:p>
      <text:p text:style-name="P32"><text:span text:style-name="Source_20_Text">person.age = -5 <text:s/># Trying to set an invalid age</text:span></text:p>
      <text:list xml:id="list1093126539" text:style-name="L14">
        <text:list-item>
          <text:p text:style-name="P14">This will print <text:span text:style-name="Source_20_Text">"Age must be positive."</text:span> because the setter for <text:span text:style-name="Source_20_Text">age</text:span> checks if the age is positive before allowing the update. Since <text:span text:style-name="Source_20_Text">-5</text:span> is not a valid age, the setter prints an error message and does not change the age.</text:p>
        </text:list-item>
      </text:list>
      <text:h text:style-name="Heading_20_3" text:outline-level="3"><text:span text:style-name="Strong_20_Emphasis">Summary</text:span>:</text:h>
      <text:list xml:id="list635184807" text:style-name="L15">
        <text:list-item>
          <text:p text:style-name="P15"><text:span text:style-name="Strong_20_Emphasis">Private variables</text:span>: By using an underscore (<text:span text:style-name="Source_20_Text">_name</text:span> and <text:span text:style-name="Source_20_Text">_age</text:span>), we indicate that these variables are "private" and should not be accessed directly from outside the class.</text:p>
        </text:list-item>
        <text:list-item>
          <text:p text:style-name="P15"><text:span text:style-name="Strong_20_Emphasis">Getters</text:span>: The <text:span text:style-name="Source_20_Text">@property</text:span> decorator makes the <text:span text:style-name="Source_20_Text">name</text:span> and <text:span text:style-name="Source_20_Text">age</text:span> attributes accessible like regular variables, but behind the scenes, it’s calling methods that return the values of <text:span text:style-name="Source_20_Text">_name</text:span> and <text:span text:style-name="Source_20_Text">_age</text:span>.</text:p>
        </text:list-item>
        <text:list-item>
          <text:p text:style-name="P15"><text:span text:style-name="Strong_20_Emphasis">Setters</text:span>: The <text:span text:style-name="Source_20_Text">@&lt;property_name&gt;.setter</text:span> decorator allows us to set the values of the private attributes, but we can add validation rules (like checking if age is positive) inside the setter.</text:p>
        </text:list-item>
      </text:list>
      <text:p text:style-name="Text_20_body"><text:soft-page-break/>In this way, you maintain control over how the data is accessed and modified, which is the essence of <text:span text:style-name="Strong_20_Emphasis">encapsulation</text:span> in object-oriented programming.</text:p>
      <text:h text:style-name="Heading_20_5" text:outline-level="5">You said:</text:h>
      <text:p text:style-name="Text_20_body">ok explain and give code for rest four </text:p>
      <text:h text:style-name="Heading_20_6" text:outline-level="6">ChatGPT said:</text:h>
      <text:p text:style-name="Text_20_body">Sure! You're asking about the rest of the four principles of Object-Oriented Programming (OOP), which are:</text:p>
      <text:list xml:id="list1638731108" text:style-name="L16">
        <text:list-item>
          <text:p text:style-name="P16"><text:span text:style-name="Strong_20_Emphasis">Inheritance</text:span></text:p>
        </text:list-item>
        <text:list-item>
          <text:p text:style-name="P16"><text:span text:style-name="Strong_20_Emphasis">Polymorphism</text:span></text:p>
        </text:list-item>
        <text:list-item>
          <text:p text:style-name="P16"><text:span text:style-name="Strong_20_Emphasis">Abstraction</text:span></text:p>
        </text:list-item>
        <text:list-item>
          <text:p text:style-name="P16"><text:span text:style-name="Strong_20_Emphasis">Encapsulation</text:span> (already covered above)</text:p>
        </text:list-item>
      </text:list>
      <text:p text:style-name="Text_20_body">Let's go over each of these principles, explain them intuitively, and provide Python code examples.</text:p>
      <text:p text:style-name="Horizontal_20_Line"/>
      <text:h text:style-name="Heading_20_3" text:outline-level="3">1. <text:span text:style-name="Strong_20_Emphasis">Inheritance</text:span>:</text:h>
      <text:p text:style-name="Text_20_body"><text:span text:style-name="Strong_20_Emphasis">Inheritance</text:span> allows a class to inherit properties and methods from another class. It enables you to create a new class based on an existing class, which promotes code reuse.</text:p>
      <text:list xml:id="list3268445101" text:style-name="L17">
        <text:list-item>
          <text:p text:style-name="P17"><text:span text:style-name="Strong_20_Emphasis">Example</text:span>: Imagine you have a class <text:span text:style-name="Source_20_Text">Animal</text:span>, and you create a class <text:span text:style-name="Source_20_Text">Dog</text:span> that inherits from <text:span text:style-name="Source_20_Text">Animal</text:span>. This allows the <text:span text:style-name="Source_20_Text">Dog</text:span> class to use all the functionality of the <text:span text:style-name="Source_20_Text">Animal</text:span> class without rewriting the code.</text:p>
        </text:list-item>
      </text:list>
      <text:h text:style-name="Heading_20_4" text:outline-level="4">Code Example:</text:h>
      <text:p text:style-name="Preformatted_20_Text">python</text:p>
      <text:p text:style-name="Preformatted_20_Text">Copy</text:p>
      <text:p text:style-name="P31"><text:span text:style-name="Source_20_Text">class Animal:</text:span></text:p>
      <text:p text:style-name="P31"><text:span text:style-name="Source_20_Text"><text:s text:c="4"/>def __init__(self, name):</text:span></text:p>
      <text:p text:style-name="P31"><text:span text:style-name="Source_20_Text"><text:s text:c="8"/>self.name = name</text:span></text:p>
      <text:p text:style-name="P31"/>
      <text:p text:style-name="P31"><text:span text:style-name="Source_20_Text"><text:s text:c="4"/>def speak(self):</text:span></text:p>
      <text:p text:style-name="P31"><text:span text:style-name="Source_20_Text"><text:s text:c="8"/>print(f"{self.name} makes a sound.")</text:span></text:p>
      <text:p text:style-name="P31"/>
      <text:p text:style-name="P31"><text:span text:style-name="Source_20_Text">class Dog(Animal): <text:s/># Inherits from Animal</text:span></text:p>
      <text:p text:style-name="P31"><text:span text:style-name="Source_20_Text"><text:s text:c="4"/>def speak(self):</text:span></text:p>
      <text:p text:style-name="P31"><text:span text:style-name="Source_20_Text"><text:s text:c="8"/>print(f"{self.name} barks.")</text:span></text:p>
      <text:p text:style-name="P31"/>
      <text:p text:style-name="P31"><text:span text:style-name="Source_20_Text">class Cat(Animal): <text:s/># Inherits from Animal</text:span></text:p>
      <text:p text:style-name="P31"><text:span text:style-name="Source_20_Text"><text:s text:c="4"/>def speak(self):</text:span></text:p>
      <text:p text:style-name="P31"><text:span text:style-name="Source_20_Text"><text:s text:c="8"/>print(f"{self.name} meows.")</text:span></text:p>
      <text:p text:style-name="P31"/>
      <text:p text:style-name="P31"><text:span text:style-name="Source_20_Text"># Create instances</text:span></text:p>
      <text:p text:style-name="P31"><text:span text:style-name="Source_20_Text">dog = Dog("Buddy")</text:span></text:p>
      <text:p text:style-name="P31"><text:span text:style-name="Source_20_Text">cat = Cat("Whiskers")</text:span></text:p>
      <text:p text:style-name="P31"/>
      <text:p text:style-name="P31"><text:span text:style-name="Source_20_Text"># Call methods</text:span></text:p>
      <text:p text:style-name="P31"><text:span text:style-name="Source_20_Text">dog.speak() <text:s/># Output: Buddy barks.</text:span></text:p>
      <text:p text:style-name="P32"><text:span text:style-name="Source_20_Text">cat.speak() <text:s/># Output: Whiskers meows.</text:span></text:p>
      <text:list xml:id="list1972679141" text:style-name="L18">
        <text:list-item>
          <text:p text:style-name="P18"><text:span text:style-name="Strong_20_Emphasis">Explanation</text:span>:</text:p>
          <text:list>
            <text:list-item>
              <text:p text:style-name="P18"><text:soft-page-break/><text:span text:style-name="Source_20_Text">Dog</text:span> and <text:span text:style-name="Source_20_Text">Cat</text:span> inherit from the <text:span text:style-name="Source_20_Text">Animal</text:span> class.</text:p>
            </text:list-item>
            <text:list-item>
              <text:p text:style-name="P18">The <text:span text:style-name="Source_20_Text">Dog</text:span> and <text:span text:style-name="Source_20_Text">Cat</text:span> classes can access all the properties and methods of <text:span text:style-name="Source_20_Text">Animal</text:span> (e.g., the <text:span text:style-name="Source_20_Text">name</text:span> property and the <text:span text:style-name="Source_20_Text">speak()</text:span> method).</text:p>
            </text:list-item>
            <text:list-item>
              <text:p text:style-name="P18">Both <text:span text:style-name="Source_20_Text">Dog</text:span> and <text:span text:style-name="Source_20_Text">Cat</text:span> override the <text:span text:style-name="Source_20_Text">speak()</text:span> method to make specific sounds.</text:p>
            </text:list-item>
          </text:list>
        </text:list-item>
      </text:list>
      <text:h text:style-name="Heading_20_3" text:outline-level="3">2. <text:span text:style-name="Strong_20_Emphasis">Polymorphism</text:span>:</text:h>
      <text:p text:style-name="Text_20_body"><text:span text:style-name="Strong_20_Emphasis">Polymorphism</text:span> allows objects of different classes to be treated as objects of a common superclass. The key idea is that the same method can behave differently depending on the object that is calling it. This is often achieved through <text:span text:style-name="Strong_20_Emphasis">method overriding</text:span>.</text:p>
      <text:list xml:id="list2820047692" text:style-name="L19">
        <text:list-item>
          <text:p text:style-name="P19"><text:span text:style-name="Strong_20_Emphasis">Example</text:span>: The <text:span text:style-name="Source_20_Text">speak()</text:span> method is used by both <text:span text:style-name="Source_20_Text">Dog</text:span> and <text:span text:style-name="Source_20_Text">Cat</text:span>, but it behaves differently based on the object (either <text:span text:style-name="Source_20_Text">Dog</text:span> or <text:span text:style-name="Source_20_Text">Cat</text:span>).</text:p>
        </text:list-item>
      </text:list>
      <text:h text:style-name="Heading_20_4" text:outline-level="4">Code Example:</text:h>
      <text:p text:style-name="Preformatted_20_Text">python</text:p>
      <text:p text:style-name="Preformatted_20_Text">Copy</text:p>
      <text:p text:style-name="P31"><text:span text:style-name="Source_20_Text">class Animal:</text:span></text:p>
      <text:p text:style-name="P31"><text:span text:style-name="Source_20_Text"><text:s text:c="4"/>def speak(self):</text:span></text:p>
      <text:p text:style-name="P31"><text:span text:style-name="Source_20_Text"><text:s text:c="8"/>pass <text:s/># This method will be overridden by child classes</text:span></text:p>
      <text:p text:style-name="P31"/>
      <text:p text:style-name="P31"><text:span text:style-name="Source_20_Text">class Dog(Animal):</text:span></text:p>
      <text:p text:style-name="P31"><text:span text:style-name="Source_20_Text"><text:s text:c="4"/>def speak(self):</text:span></text:p>
      <text:p text:style-name="P31"><text:span text:style-name="Source_20_Text"><text:s text:c="8"/>return "Woof!"</text:span></text:p>
      <text:p text:style-name="P31"/>
      <text:p text:style-name="P31"><text:span text:style-name="Source_20_Text">class Cat(Animal):</text:span></text:p>
      <text:p text:style-name="P31"><text:span text:style-name="Source_20_Text"><text:s text:c="4"/>def speak(self):</text:span></text:p>
      <text:p text:style-name="P31"><text:span text:style-name="Source_20_Text"><text:s text:c="8"/>return "Meow!"</text:span></text:p>
      <text:p text:style-name="P31"/>
      <text:p text:style-name="P31"><text:span text:style-name="Source_20_Text">def animal_sound(animal):</text:span></text:p>
      <text:p text:style-name="P31"><text:span text:style-name="Source_20_Text"><text:s text:c="4"/>print(animal.speak())</text:span></text:p>
      <text:p text:style-name="P31"/>
      <text:p text:style-name="P31"><text:span text:style-name="Source_20_Text"># Create instances</text:span></text:p>
      <text:p text:style-name="P31"><text:span text:style-name="Source_20_Text">dog = Dog()</text:span></text:p>
      <text:p text:style-name="P31"><text:span text:style-name="Source_20_Text">cat = Cat()</text:span></text:p>
      <text:p text:style-name="P31"/>
      <text:p text:style-name="P31"><text:span text:style-name="Source_20_Text"># Demonstrate polymorphism</text:span></text:p>
      <text:p text:style-name="P31"><text:span text:style-name="Source_20_Text">animal_sound(dog) <text:s/># Output: Woof!</text:span></text:p>
      <text:p text:style-name="P32"><text:span text:style-name="Source_20_Text">animal_sound(cat) <text:s/># Output: Meow!</text:span></text:p>
      <text:list xml:id="list232110016" text:style-name="L20">
        <text:list-item>
          <text:p text:style-name="P20"><text:span text:style-name="Strong_20_Emphasis">Explanation</text:span>:</text:p>
          <text:list>
            <text:list-item>
              <text:p text:style-name="P20">Both <text:span text:style-name="Source_20_Text">Dog</text:span> and <text:span text:style-name="Source_20_Text">Cat</text:span> override the <text:span text:style-name="Source_20_Text">speak()</text:span> method.</text:p>
            </text:list-item>
            <text:list-item>
              <text:p text:style-name="P20">The <text:span text:style-name="Source_20_Text">animal_sound()</text:span> function can work with any object of type <text:span text:style-name="Source_20_Text">Animal</text:span> (or its subclasses). It calls <text:span text:style-name="Source_20_Text">speak()</text:span> on the passed object, and the correct version of <text:span text:style-name="Source_20_Text">speak()</text:span> is invoked based on the actual type of the object (<text:span text:style-name="Source_20_Text">Dog</text:span> or <text:span text:style-name="Source_20_Text">Cat</text:span>).</text:p>
            </text:list-item>
          </text:list>
        </text:list-item>
      </text:list>
      <text:h text:style-name="Heading_20_3" text:outline-level="3">3. <text:span text:style-name="Strong_20_Emphasis">Abstraction</text:span>:</text:h>
      <text:p text:style-name="Text_20_body"><text:span text:style-name="Strong_20_Emphasis">Abstraction</text:span> is the concept of hiding the complex implementation details and showing only the essential features of an object. It is often implemented using abstract classes or interfaces in some languages. In Python, you can use the <text:span text:style-name="Source_20_Text">abc</text:span> (Abstract Base Class) module.</text:p>
      <text:list xml:id="list1806487686" text:style-name="L21">
        <text:list-item>
          <text:p text:style-name="P21"><text:soft-page-break/><text:span text:style-name="Strong_20_Emphasis">Example</text:span>: An abstract class <text:span text:style-name="Source_20_Text">Shape</text:span> might define an abstract method <text:span text:style-name="Source_20_Text">area()</text:span>, but we won’t define how the area is calculated in the abstract class. Subclasses like <text:span text:style-name="Source_20_Text">Circle</text:span> and <text:span text:style-name="Source_20_Text">Rectangle</text:span> will define how to calculate the area.</text:p>
        </text:list-item>
      </text:list>
      <text:h text:style-name="Heading_20_4" text:outline-level="4">Code Example:</text:h>
      <text:p text:style-name="Preformatted_20_Text">python</text:p>
      <text:p text:style-name="Preformatted_20_Text">Copy</text:p>
      <text:p text:style-name="P31"><text:span text:style-name="Source_20_Text">from abc import ABC, abstractmethod</text:span></text:p>
      <text:p text:style-name="P31"/>
      <text:p text:style-name="P31"><text:span text:style-name="Source_20_Text">class Shape(ABC):</text:span></text:p>
      <text:p text:style-name="P31"><text:span text:style-name="Source_20_Text"><text:s text:c="4"/>@abstractmethod</text:span></text:p>
      <text:p text:style-name="P31"><text:span text:style-name="Source_20_Text"><text:s text:c="4"/>def area(self):</text:span></text:p>
      <text:p text:style-name="P31"><text:span text:style-name="Source_20_Text"><text:s text:c="8"/>pass <text:s/># This method must be implemented in any subclass</text:span></text:p>
      <text:p text:style-name="P31"/>
      <text:p text:style-name="P31"><text:span text:style-name="Source_20_Text">class Circle(Shape):</text:span></text:p>
      <text:p text:style-name="P31"><text:span text:style-name="Source_20_Text"><text:s text:c="4"/>def __init__(self, radius):</text:span></text:p>
      <text:p text:style-name="P31"><text:span text:style-name="Source_20_Text"><text:s text:c="8"/>self.radius = radius</text:span></text:p>
      <text:p text:style-name="P31"/>
      <text:p text:style-name="P31"><text:span text:style-name="Source_20_Text"><text:s text:c="4"/>def area(self):</text:span></text:p>
      <text:p text:style-name="P31"><text:span text:style-name="Source_20_Text"><text:s text:c="8"/>return 3.14 * self.radius ** 2</text:span></text:p>
      <text:p text:style-name="P31"/>
      <text:p text:style-name="P31"><text:span text:style-name="Source_20_Text">class Rectangle(Shape):</text:span></text:p>
      <text:p text:style-name="P31"><text:span text:style-name="Source_20_Text"><text:s text:c="4"/>def __init__(self, width, height):</text:span></text:p>
      <text:p text:style-name="P31"><text:span text:style-name="Source_20_Text"><text:s text:c="8"/>self.width = width</text:span></text:p>
      <text:p text:style-name="P31"><text:span text:style-name="Source_20_Text"><text:s text:c="8"/>self.height = height</text:span></text:p>
      <text:p text:style-name="P31"/>
      <text:p text:style-name="P31"><text:span text:style-name="Source_20_Text"><text:s text:c="4"/>def area(self):</text:span></text:p>
      <text:p text:style-name="P31"><text:span text:style-name="Source_20_Text"><text:s text:c="8"/>return self.width * self.height</text:span></text:p>
      <text:p text:style-name="P31"/>
      <text:p text:style-name="P31"><text:span text:style-name="Source_20_Text"># Create instances</text:span></text:p>
      <text:p text:style-name="P31"><text:span text:style-name="Source_20_Text">circle = Circle(5)</text:span></text:p>
      <text:p text:style-name="P31"><text:span text:style-name="Source_20_Text">rectangle = Rectangle(4, 6)</text:span></text:p>
      <text:p text:style-name="P31"/>
      <text:p text:style-name="P31"><text:span text:style-name="Source_20_Text"># Call area() on the instances</text:span></text:p>
      <text:p text:style-name="P31"><text:span text:style-name="Source_20_Text">print(f"Circle Area: {circle.area()}") <text:s/># Output: Circle Area: 78.5</text:span></text:p>
      <text:p text:style-name="P32"><text:span text:style-name="Source_20_Text">print(f"Rectangle Area: {rectangle.area()}") <text:s/># Output: Rectangle Area: 24</text:span></text:p>
      <text:list xml:id="list4007158428" text:style-name="L22">
        <text:list-item>
          <text:p text:style-name="P22"><text:span text:style-name="Strong_20_Emphasis">Explanation</text:span>:</text:p>
          <text:list>
            <text:list-item>
              <text:p text:style-name="P22">The <text:span text:style-name="Source_20_Text">Shape</text:span> class is an abstract class with an abstract method <text:span text:style-name="Source_20_Text">area()</text:span>.</text:p>
            </text:list-item>
            <text:list-item>
              <text:p text:style-name="P22">The subclasses <text:span text:style-name="Source_20_Text">Circle</text:span> and <text:span text:style-name="Source_20_Text">Rectangle</text:span> must implement the <text:span text:style-name="Source_20_Text">area()</text:span> method.</text:p>
            </text:list-item>
            <text:list-item>
              <text:p text:style-name="P22">The <text:span text:style-name="Source_20_Text">Circle</text:span> and <text:span text:style-name="Source_20_Text">Rectangle</text:span> classes provide specific implementations for calculating their areas.</text:p>
            </text:list-item>
          </text:list>
        </text:list-item>
      </text:list>
      <text:h text:style-name="Heading_20_3" text:outline-level="3">4. <text:span text:style-name="Strong_20_Emphasis">Encapsulation</text:span>:</text:h>
      <text:p text:style-name="Text_20_body"><text:span text:style-name="Strong_20_Emphasis">Encapsulation</text:span> is already covered above, but I'll provide a quick recap.</text:p>
      <text:list xml:id="list3545521841" text:style-name="L23">
        <text:list-item>
          <text:p text:style-name="P23"><text:span text:style-name="Strong_20_Emphasis">Encapsulation</text:span> is the idea of bundling data and methods that operate on the data into a single unit (class) and restricting access to the internal state using private variables and getter/setter methods.</text:p>
        </text:list-item>
      </text:list>
      <text:h text:style-name="Heading_20_3" text:outline-level="3">Summary of OOP Principles:</text:h>
      <text:list xml:id="list1086110086" text:style-name="L24">
        <text:list-item>
          <text:p text:style-name="P24"><text:span text:style-name="Strong_20_Emphasis">Inheritance</text:span> allows a class to inherit properties and methods from another class.</text:p>
        </text:list-item>
        <text:list-item>
          <text:p text:style-name="P24"><text:soft-page-break/><text:span text:style-name="Strong_20_Emphasis">Polymorphism</text:span> allows a method to have different behaviors based on the object calling it.</text:p>
        </text:list-item>
        <text:list-item>
          <text:p text:style-name="P24"><text:span text:style-name="Strong_20_Emphasis">Abstraction</text:span> hides the complex implementation and shows only the necessary features.</text:p>
        </text:list-item>
        <text:list-item>
          <text:p text:style-name="P24"><text:span text:style-name="Strong_20_Emphasis">Encapsulation</text:span> bundles data and methods, restricting direct access to an object's internal state.</text:p>
        </text:list-item>
      </text:list>
      <text:p text:style-name="Text_20_body">Let me know if you'd like more examples or further clarification on any of these principles!</text:p>
      <text:h text:style-name="Heading_20_5" text:outline-level="5">You said:</text:h>
      <text:p text:style-name="Text_20_body">explain all sastill more intutivelty </text:p>
      <text:h text:style-name="Heading_20_6" text:outline-level="6">ChatGPT said:</text:h>
      <text:p text:style-name="Text_20_body">Let's break down the four principles of Object-Oriented Programming (OOP) in an even more intuitive and relatable way. I’ll try to use analogies and simple examples to make it clearer.</text:p>
      <text:h text:style-name="Heading_20_3" text:outline-level="3">1. <text:span text:style-name="Strong_20_Emphasis">Inheritance</text:span>:</text:h>
      <text:p text:style-name="Text_20_body"><text:span text:style-name="Strong_20_Emphasis">What is it?</text:span><text:line-break/>Inheritance is like when you inherit traits from your parents. You don’t have to re-learn how to walk, talk, or do basic things because you inherited them from your parents. Similarly, in programming, <text:span text:style-name="Strong_20_Emphasis">inheritance</text:span> allows a new class to automatically get the properties (data) and behaviors (methods) from an existing class.</text:p>
      <text:p text:style-name="Text_20_body"><text:span text:style-name="Strong_20_Emphasis">Real-life analogy</text:span>:</text:p>
      <text:list xml:id="list2199845747" text:style-name="L25">
        <text:list-item>
          <text:p text:style-name="P25">Imagine you have a class called <text:span text:style-name="Source_20_Text">Animal</text:span> that has a method called <text:span text:style-name="Source_20_Text">eat()</text:span>. Now, you create a new class <text:span text:style-name="Source_20_Text">Dog</text:span> because a dog is a type of animal. You don’t need to re-write the <text:span text:style-name="Source_20_Text">eat()</text:span> method for <text:span text:style-name="Source_20_Text">Dog</text:span> because the dog already inherits it from <text:span text:style-name="Source_20_Text">Animal</text:span>.</text:p>
        </text:list-item>
        <text:list-item>
          <text:p text:style-name="P25">You can also <text:span text:style-name="Strong_20_Emphasis">customize</text:span> or <text:span text:style-name="Strong_20_Emphasis">extend</text:span> the inherited functionality. For instance, the <text:span text:style-name="Source_20_Text">Dog</text:span> class might also have a <text:span text:style-name="Source_20_Text">bark()</text:span> method, which is specific to dogs, while the <text:span text:style-name="Source_20_Text">Cat</text:span> class might have a <text:span text:style-name="Source_20_Text">meow()</text:span> method, specific to cats.</text:p>
        </text:list-item>
      </text:list>
      <text:p text:style-name="Text_20_body"><text:span text:style-name="Strong_20_Emphasis">Example</text:span>:</text:p>
      <text:p text:style-name="Preformatted_20_Text">python</text:p>
      <text:p text:style-name="Preformatted_20_Text">Copy</text:p>
      <text:p text:style-name="P31"><text:span text:style-name="Source_20_Text">class Animal:</text:span></text:p>
      <text:p text:style-name="P31"><text:span text:style-name="Source_20_Text"><text:s text:c="4"/>def speak(self):</text:span></text:p>
      <text:p text:style-name="P31"><text:span text:style-name="Source_20_Text"><text:s text:c="8"/>return "Some sound"</text:span></text:p>
      <text:p text:style-name="P31"/>
      <text:p text:style-name="P31"><text:span text:style-name="Source_20_Text">class Dog(Animal): <text:s/># Dog inherits from Animal</text:span></text:p>
      <text:p text:style-name="P31"><text:span text:style-name="Source_20_Text"><text:s text:c="4"/>def speak(self):</text:span></text:p>
      <text:p text:style-name="P31"><text:span text:style-name="Source_20_Text"><text:s text:c="8"/>return "Woof"</text:span></text:p>
      <text:p text:style-name="P31"/>
      <text:p text:style-name="P31"><text:span text:style-name="Source_20_Text">dog = Dog()</text:span></text:p>
      <text:p text:style-name="P32"><text:span text:style-name="Source_20_Text">print(dog.speak()) <text:s/># Woof (customized behavior)</text:span></text:p>
      <text:p text:style-name="Text_20_body">In this case, <text:span text:style-name="Source_20_Text">Dog</text:span> inherits <text:span text:style-name="Source_20_Text">speak()</text:span> from <text:span text:style-name="Source_20_Text">Animal</text:span> but can also override it to make its own sound (<text:span text:style-name="Source_20_Text">Woof</text:span>). The <text:span text:style-name="Source_20_Text">Dog</text:span> doesn’t need to "learn" how to speak because it inherited that method from <text:span text:style-name="Source_20_Text">Animal</text:span>.</text:p>
      <text:h text:style-name="Heading_20_3" text:outline-level="3"><text:soft-page-break/>2. <text:span text:style-name="Strong_20_Emphasis">Polymorphism</text:span>:</text:h>
      <text:p text:style-name="Text_20_body"><text:span text:style-name="Strong_20_Emphasis">What is it?</text:span><text:line-break/>Polymorphism means "many forms"—this concept allows one method to work in many ways depending on the object calling it. In simpler terms, polymorphism is when different objects (like <text:span text:style-name="Source_20_Text">Dog</text:span>, <text:span text:style-name="Source_20_Text">Cat</text:span>, <text:span text:style-name="Source_20_Text">Bird</text:span>, etc.) have their own unique way of responding to the same action.</text:p>
      <text:p text:style-name="Text_20_body"><text:span text:style-name="Strong_20_Emphasis">Real-life analogy</text:span>:</text:p>
      <text:list xml:id="list3563993696" text:style-name="L26">
        <text:list-item>
          <text:p text:style-name="P26">Imagine you tell different animals (a dog, a cat, a bird) to "speak." The word "speak" is the same for each animal, but the response will be different:</text:p>
          <text:list>
            <text:list-item>
              <text:p text:style-name="P26">Dog: "Woof!"</text:p>
            </text:list-item>
            <text:list-item>
              <text:p text:style-name="P26">Cat: "Meow!"</text:p>
            </text:list-item>
            <text:list-item>
              <text:p text:style-name="P26">Bird: "Tweet!"</text:p>
            </text:list-item>
          </text:list>
        </text:list-item>
      </text:list>
      <text:p text:style-name="Text_20_body">Even though they are all responding to the same command ("speak"), each animal does it in its own way. That’s polymorphism!</text:p>
      <text:p text:style-name="Text_20_body"><text:span text:style-name="Strong_20_Emphasis">Example</text:span>:</text:p>
      <text:p text:style-name="Preformatted_20_Text">python</text:p>
      <text:p text:style-name="Preformatted_20_Text">Copy</text:p>
      <text:p text:style-name="P31"><text:span text:style-name="Source_20_Text">class Animal:</text:span></text:p>
      <text:p text:style-name="P31"><text:span text:style-name="Source_20_Text"><text:s text:c="4"/>def speak(self):</text:span></text:p>
      <text:p text:style-name="P31"><text:span text:style-name="Source_20_Text"><text:s text:c="8"/>pass <text:s/># No implementation here; to be defined by subclasses</text:span></text:p>
      <text:p text:style-name="P31"/>
      <text:p text:style-name="P31"><text:span text:style-name="Source_20_Text">class Dog(Animal):</text:span></text:p>
      <text:p text:style-name="P31"><text:span text:style-name="Source_20_Text"><text:s text:c="4"/>def speak(self):</text:span></text:p>
      <text:p text:style-name="P31"><text:span text:style-name="Source_20_Text"><text:s text:c="8"/>return "Woof!"</text:span></text:p>
      <text:p text:style-name="P31"/>
      <text:p text:style-name="P31"><text:span text:style-name="Source_20_Text">class Cat(Animal):</text:span></text:p>
      <text:p text:style-name="P31"><text:span text:style-name="Source_20_Text"><text:s text:c="4"/>def speak(self):</text:span></text:p>
      <text:p text:style-name="P31"><text:span text:style-name="Source_20_Text"><text:s text:c="8"/>return "Meow!"</text:span></text:p>
      <text:p text:style-name="P31"/>
      <text:p text:style-name="P31"><text:span text:style-name="Source_20_Text">def animal_sound(animal):</text:span></text:p>
      <text:p text:style-name="P31"><text:span text:style-name="Source_20_Text"><text:s text:c="4"/>print(animal.speak()) <text:s/># Calls the appropriate speak() method for the object</text:span></text:p>
      <text:p text:style-name="P31"/>
      <text:p text:style-name="P31"><text:span text:style-name="Source_20_Text">dog = Dog()</text:span></text:p>
      <text:p text:style-name="P31"><text:span text:style-name="Source_20_Text">cat = Cat()</text:span></text:p>
      <text:p text:style-name="P31"/>
      <text:p text:style-name="P31"><text:span text:style-name="Source_20_Text">animal_sound(dog) <text:s/># Woof!</text:span></text:p>
      <text:p text:style-name="P32"><text:span text:style-name="Source_20_Text">animal_sound(cat) <text:s/># Meow!</text:span></text:p>
      <text:p text:style-name="Text_20_body">Here, <text:span text:style-name="Source_20_Text">speak()</text:span> is the same method name, but it behaves differently depending on whether it’s a <text:span text:style-name="Source_20_Text">Dog</text:span> or a <text:span text:style-name="Source_20_Text">Cat</text:span> object. That’s polymorphism in action!</text:p>
      <text:h text:style-name="Heading_20_3" text:outline-level="3">3. <text:span text:style-name="Strong_20_Emphasis">Abstraction</text:span>:</text:h>
      <text:p text:style-name="Text_20_body"><text:span text:style-name="Strong_20_Emphasis">What is it?</text:span><text:line-break/>Abstraction is about <text:span text:style-name="Strong_20_Emphasis">hiding the complexity</text:span> and showing only the essential parts. It's like using a smartphone: you don’t need to know how the hardware works inside; you only need to know how to use the interface (the screen, buttons, etc.) to get your tasks done.</text:p>
      <text:p text:style-name="Text_20_body"><text:span text:style-name="Strong_20_Emphasis">Real-life analogy</text:span>:</text:p>
      <text:list xml:id="list2301488674" text:style-name="L27">
        <text:list-item>
          <text:p text:style-name="P27"><text:soft-page-break/>Think about driving a car. You don’t need to understand how the engine, transmission, or fuel system works (the complex details). You just need to know how to turn the key, press the pedal, and steer the wheel. The complex details are abstracted away for you, and you just interact with the necessary controls.</text:p>
        </text:list-item>
      </text:list>
      <text:p text:style-name="Text_20_body"><text:span text:style-name="Strong_20_Emphasis">Example</text:span>:</text:p>
      <text:p text:style-name="Preformatted_20_Text">python</text:p>
      <text:p text:style-name="Preformatted_20_Text">Copy</text:p>
      <text:p text:style-name="P31"><text:span text:style-name="Source_20_Text">from abc import ABC, abstractmethod</text:span></text:p>
      <text:p text:style-name="P31"/>
      <text:p text:style-name="P31"><text:span text:style-name="Source_20_Text">class Shape(ABC):</text:span></text:p>
      <text:p text:style-name="P31"><text:span text:style-name="Source_20_Text"><text:s text:c="4"/>@abstractmethod</text:span></text:p>
      <text:p text:style-name="P31"><text:span text:style-name="Source_20_Text"><text:s text:c="4"/>def area(self):</text:span></text:p>
      <text:p text:style-name="P31"><text:span text:style-name="Source_20_Text"><text:s text:c="8"/>pass <text:s/># We don't know how the area is calculated yet; it's abstract</text:span></text:p>
      <text:p text:style-name="P31"/>
      <text:p text:style-name="P31"><text:span text:style-name="Source_20_Text">class Circle(Shape):</text:span></text:p>
      <text:p text:style-name="P31"><text:span text:style-name="Source_20_Text"><text:s text:c="4"/>def __init__(self, radius):</text:span></text:p>
      <text:p text:style-name="P31"><text:span text:style-name="Source_20_Text"><text:s text:c="8"/>self.radius = radius</text:span></text:p>
      <text:p text:style-name="P31"><text:span text:style-name="Source_20_Text"><text:s text:c="4"/></text:span></text:p>
      <text:p text:style-name="P31"><text:span text:style-name="Source_20_Text"><text:s text:c="4"/>def area(self):</text:span></text:p>
      <text:p text:style-name="P31"><text:span text:style-name="Source_20_Text"><text:s text:c="8"/>return 3.14 * self.radius * self.radius</text:span></text:p>
      <text:p text:style-name="P31"/>
      <text:p text:style-name="P31"><text:span text:style-name="Source_20_Text">class Rectangle(Shape):</text:span></text:p>
      <text:p text:style-name="P31"><text:span text:style-name="Source_20_Text"><text:s text:c="4"/>def __init__(self, width, height):</text:span></text:p>
      <text:p text:style-name="P31"><text:span text:style-name="Source_20_Text"><text:s text:c="8"/>self.width = width</text:span></text:p>
      <text:p text:style-name="P31"><text:span text:style-name="Source_20_Text"><text:s text:c="8"/>self.height = height</text:span></text:p>
      <text:p text:style-name="P31"><text:span text:style-name="Source_20_Text"><text:s text:c="4"/></text:span></text:p>
      <text:p text:style-name="P31"><text:span text:style-name="Source_20_Text"><text:s text:c="4"/>def area(self):</text:span></text:p>
      <text:p text:style-name="P31"><text:span text:style-name="Source_20_Text"><text:s text:c="8"/>return self.width * self.height</text:span></text:p>
      <text:p text:style-name="P31"/>
      <text:p text:style-name="P31"><text:span text:style-name="Source_20_Text"># Usage:</text:span></text:p>
      <text:p text:style-name="P31"><text:span text:style-name="Source_20_Text">circle = Circle(5)</text:span></text:p>
      <text:p text:style-name="P31"><text:span text:style-name="Source_20_Text">rectangle = Rectangle(4, 6)</text:span></text:p>
      <text:p text:style-name="P31"/>
      <text:p text:style-name="P31"><text:span text:style-name="Source_20_Text">print(circle.area()) <text:s/># 78.5</text:span></text:p>
      <text:p text:style-name="P32"><text:span text:style-name="Source_20_Text">print(rectangle.area()) <text:s/># 24</text:span></text:p>
      <text:p text:style-name="Text_20_body">In this example:</text:p>
      <text:list xml:id="list250984764" text:style-name="L28">
        <text:list-item>
          <text:p text:style-name="P28"><text:span text:style-name="Source_20_Text">Shape</text:span> is an abstract class that says, "Every shape should have an <text:span text:style-name="Source_20_Text">area()</text:span> method," but we don’t know how that method is implemented.</text:p>
        </text:list-item>
        <text:list-item>
          <text:p text:style-name="P28"><text:span text:style-name="Source_20_Text">Circle</text:span> and <text:span text:style-name="Source_20_Text">Rectangle</text:span> each define how to calculate their specific area.</text:p>
        </text:list-item>
        <text:list-item>
          <text:p text:style-name="P28">The complex details of how each shape calculates its area are hidden from you. You just know that all shapes have an <text:span text:style-name="Source_20_Text">area()</text:span> method.</text:p>
        </text:list-item>
      </text:list>
      <text:h text:style-name="Heading_20_3" text:outline-level="3">4. <text:span text:style-name="Strong_20_Emphasis">Encapsulation</text:span>:</text:h>
      <text:p text:style-name="Text_20_body"><text:span text:style-name="Strong_20_Emphasis">What is it?</text:span><text:line-break/>Encapsulation is about <text:span text:style-name="Strong_20_Emphasis">bundling</text:span> (or grouping) the data and methods that operate on that data into a single unit (class). It also means <text:span text:style-name="Strong_20_Emphasis">restricting access</text:span> to some of the object’s internal details and allowing access only through specific methods (getters and setters).</text:p>
      <text:p text:style-name="Text_20_body"><text:span text:style-name="Strong_20_Emphasis">Real-life analogy</text:span>:</text:p>
      <text:list xml:id="list2822094127" text:style-name="L29">
        <text:list-item>
          <text:p text:style-name="P29">Think about a <text:span text:style-name="Strong_20_Emphasis">TV remote</text:span>. The remote has buttons (methods) for changing the channel, volume, etc. But you don’t need to know how the electronics inside the remote work to <text:soft-page-break/>control the TV. The remote <text:span text:style-name="Strong_20_Emphasis">encapsulates</text:span> the internal workings of the TV and provides you only the functionality you need (through its buttons).</text:p>
        </text:list-item>
      </text:list>
      <text:p text:style-name="Text_20_body"><text:span text:style-name="Strong_20_Emphasis">Example</text:span>:</text:p>
      <text:p text:style-name="Preformatted_20_Text">python</text:p>
      <text:p text:style-name="Preformatted_20_Text">Copy</text:p>
      <text:p text:style-name="P31"><text:span text:style-name="Source_20_Text">class Person:</text:span></text:p>
      <text:p text:style-name="P31"><text:span text:style-name="Source_20_Text"><text:s text:c="4"/>def __init__(self, name, age):</text:span></text:p>
      <text:p text:style-name="P31"><text:span text:style-name="Source_20_Text"><text:s text:c="8"/>self._name = name <text:s/># Private attribute (conventionally)</text:span></text:p>
      <text:p text:style-name="P31"><text:span text:style-name="Source_20_Text"><text:s text:c="8"/>self._age = age <text:s text:c="3"/># Private attribute (conventionally)</text:span></text:p>
      <text:p text:style-name="P31"/>
      <text:p text:style-name="P31"><text:span text:style-name="Source_20_Text"><text:s text:c="4"/>@property</text:span></text:p>
      <text:p text:style-name="P31"><text:span text:style-name="Source_20_Text"><text:s text:c="4"/>def name(self):</text:span></text:p>
      <text:p text:style-name="P31"><text:span text:style-name="Source_20_Text"><text:s text:c="8"/>return self._name <text:s/># Getter for name</text:span></text:p>
      <text:p text:style-name="P31"><text:span text:style-name="Source_20_Text"><text:s text:c="4"/></text:span></text:p>
      <text:p text:style-name="P31"><text:span text:style-name="Source_20_Text"><text:s text:c="4"/>@name.setter</text:span></text:p>
      <text:p text:style-name="P31"><text:span text:style-name="Source_20_Text"><text:s text:c="4"/>def name(self, value):</text:span></text:p>
      <text:p text:style-name="P31"><text:span text:style-name="Source_20_Text"><text:s text:c="8"/>self._name = value <text:s/># Setter for name</text:span></text:p>
      <text:p text:style-name="P31"><text:span text:style-name="Source_20_Text"><text:s text:c="4"/></text:span></text:p>
      <text:p text:style-name="P31"><text:span text:style-name="Source_20_Text"><text:s text:c="4"/>@property</text:span></text:p>
      <text:p text:style-name="P31"><text:span text:style-name="Source_20_Text"><text:s text:c="4"/>def age(self):</text:span></text:p>
      <text:p text:style-name="P31"><text:span text:style-name="Source_20_Text"><text:s text:c="8"/>return self._age <text:s/># Getter for age</text:span></text:p>
      <text:p text:style-name="P31"/>
      <text:p text:style-name="P31"><text:span text:style-name="Source_20_Text"><text:s text:c="4"/>@age.setter</text:span></text:p>
      <text:p text:style-name="P31"><text:span text:style-name="Source_20_Text"><text:s text:c="4"/>def age(self, value):</text:span></text:p>
      <text:p text:style-name="P31"><text:span text:style-name="Source_20_Text"><text:s text:c="8"/>if value &gt; 0:</text:span></text:p>
      <text:p text:style-name="P31"><text:span text:style-name="Source_20_Text"><text:s text:c="12"/>self._age = value <text:s/># Setter for age</text:span></text:p>
      <text:p text:style-name="P31"><text:span text:style-name="Source_20_Text"><text:s text:c="8"/>else:</text:span></text:p>
      <text:p text:style-name="P31"><text:span text:style-name="Source_20_Text"><text:s text:c="12"/>print("Age must be positive.")</text:span></text:p>
      <text:p text:style-name="P31"/>
      <text:p text:style-name="P31"><text:span text:style-name="Source_20_Text"># Usage:</text:span></text:p>
      <text:p text:style-name="P31"><text:span text:style-name="Source_20_Text">person = Person("Alice", 25)</text:span></text:p>
      <text:p text:style-name="P31"><text:span text:style-name="Source_20_Text">print(person.name) <text:s/># Alice</text:span></text:p>
      <text:p text:style-name="P31"><text:span text:style-name="Source_20_Text">person.name = "Bob" <text:s/># Changing name via setter</text:span></text:p>
      <text:p text:style-name="P31"><text:span text:style-name="Source_20_Text">print(person.name) <text:s/># Bob</text:span></text:p>
      <text:p text:style-name="P32"><text:span text:style-name="Source_20_Text">person.age = -5 <text:s/># Error: Age must be positive.</text:span></text:p>
      <text:p text:style-name="Text_20_body">Here, the <text:span text:style-name="Source_20_Text">Person</text:span> class has two private attributes: <text:span text:style-name="Source_20_Text">_name</text:span> and <text:span text:style-name="Source_20_Text">_age</text:span>. You cannot directly access or modify these attributes. Instead, you interact with them through <text:span text:style-name="Strong_20_Emphasis">getters</text:span> (<text:span text:style-name="Source_20_Text">name</text:span> and <text:span text:style-name="Source_20_Text">age</text:span>) and <text:span text:style-name="Strong_20_Emphasis">setters</text:span> (for changing the name or age). The setter for <text:span text:style-name="Source_20_Text">age</text:span> also ensures the age is valid (positive) before modifying it. This is encapsulation, ensuring that the object’s internal state is protected and can only be changed in a controlled way.</text:p>
      <text:p text:style-name="Horizontal_20_Line"/>
      <text:h text:style-name="Heading_20_3" text:outline-level="3">Recap with Intuitive Analogies:</text:h>
      <text:list xml:id="list1330520833" text:style-name="L30">
        <text:list-item>
          <text:p text:style-name="P30"><text:span text:style-name="Strong_20_Emphasis">Inheritance</text:span>: Like inheriting features from your parents, a class can inherit properties and methods from another class.</text:p>
        </text:list-item>
        <text:list-item>
          <text:p text:style-name="P30"><text:span text:style-name="Strong_20_Emphasis">Polymorphism</text:span>: Like animals speaking differently, the same method can behave differently depending on the object.</text:p>
        </text:list-item>
        <text:list-item>
          <text:p text:style-name="P30"><text:span text:style-name="Strong_20_Emphasis">Abstraction</text:span>: Like driving a car without needing to understand the engine, abstraction hides complexity and shows only the essentials.</text:p>
        </text:list-item>
        <text:list-item>
          <text:p text:style-name="P30"><text:span text:style-name="Strong_20_Emphasis">Encapsulation</text:span>: Like using a TV remote without knowing how it works inside, encapsulation bundles data and hides unnecessary details, only exposing what’s needed.</text:p>
        </text:list-item>
      </text:list>
      <text:p text:style-name="Text_20_body"><text:soft-page-break/>I hope these analogies and examples make the principles of OOP more intuitive! Let me know if you have any questions or want to dive deeper into any of these concep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style:font-family-asian="'Noto Sans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4-05T11:57:13.156216395</meta:creation-date>
    <dc:date>2025-04-05T11:57:29.876480042</dc:date>
    <meta:editing-duration>PT17S</meta:editing-duration>
    <meta:editing-cycles>1</meta:editing-cycles>
    <meta:document-statistic meta:table-count="0" meta:image-count="0" meta:object-count="0" meta:page-count="14" meta:paragraph-count="411" meta:word-count="3706" meta:character-count="23450" meta:non-whitespace-character-count="19273"/>
    <meta:generator>LibreOffice/6.0.7.3$Linux_X86_64 LibreOffice_project/00m0$Build-3</meta:generator>
  </office:meta>
</office:document-meta>
</file>